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0df715c" officeooo:paragraph-rsid="00df715c"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0e759d5" officeooo:paragraph-rsid="00eb2d97"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0eb2d97" officeooo:paragraph-rsid="00eb2d97"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0eb8d03" officeooo:paragraph-rsid="00eb8d03"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0f8f803" officeooo:paragraph-rsid="00f8f803" fo:background-color="transparent" style:font-style-asian="normal" style:font-style-complex="normal"/>
    </style:style>
    <style:style style:name="P41"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42"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43"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44"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45"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46" style:family="paragraph" style:parent-style-name="Text_20_body">
      <style:text-properties officeooo:rsid="003e4239" officeooo:paragraph-rsid="003e4239"/>
    </style:style>
    <style:style style:name="P47" style:family="paragraph" style:parent-style-name="Text_20_body">
      <style:text-properties officeooo:paragraph-rsid="003e4239"/>
    </style:style>
    <style:style style:name="P48" style:family="paragraph" style:parent-style-name="Text_20_body">
      <style:text-properties officeooo:rsid="00579543" officeooo:paragraph-rsid="00579543"/>
    </style:style>
    <style:style style:name="P49" style:family="paragraph" style:parent-style-name="Text_20_body">
      <style:text-properties officeooo:rsid="0057b159" officeooo:paragraph-rsid="0057b159"/>
    </style:style>
    <style:style style:name="P50" style:family="paragraph" style:parent-style-name="Text_20_body">
      <style:text-properties officeooo:rsid="0057b159" officeooo:paragraph-rsid="007c05f1"/>
    </style:style>
    <style:style style:name="P51" style:family="paragraph" style:parent-style-name="Text_20_body">
      <style:text-properties officeooo:rsid="00653342" officeooo:paragraph-rsid="00653342"/>
    </style:style>
    <style:style style:name="P52" style:family="paragraph" style:parent-style-name="Text_20_body">
      <style:text-properties officeooo:rsid="006a81ce" officeooo:paragraph-rsid="006a81ce"/>
    </style:style>
    <style:style style:name="P53" style:family="paragraph" style:parent-style-name="Text_20_body">
      <style:text-properties officeooo:rsid="006a81ce" officeooo:paragraph-rsid="0078fc2c"/>
    </style:style>
    <style:style style:name="P54" style:family="paragraph" style:parent-style-name="Text_20_body">
      <style:text-properties officeooo:rsid="006a81ce" officeooo:paragraph-rsid="0057b159"/>
    </style:style>
    <style:style style:name="P55" style:family="paragraph" style:parent-style-name="Text_20_body">
      <style:text-properties officeooo:rsid="00771a87" officeooo:paragraph-rsid="00771a87"/>
    </style:style>
    <style:style style:name="P56" style:family="paragraph" style:parent-style-name="Text_20_body">
      <style:text-properties officeooo:rsid="007c05f1" officeooo:paragraph-rsid="007c05f1"/>
    </style:style>
    <style:style style:name="P57" style:family="paragraph" style:parent-style-name="Text_20_body">
      <style:text-properties officeooo:rsid="0062de02" officeooo:paragraph-rsid="0062de02"/>
    </style:style>
    <style:style style:name="P58" style:family="paragraph" style:parent-style-name="Text_20_body">
      <style:text-properties officeooo:rsid="0062de02" officeooo:paragraph-rsid="00829ff2"/>
    </style:style>
    <style:style style:name="P59" style:family="paragraph" style:parent-style-name="Text_20_body">
      <style:text-properties officeooo:rsid="0062de02" officeooo:paragraph-rsid="008317e6"/>
    </style:style>
    <style:style style:name="P60" style:family="paragraph" style:parent-style-name="Text_20_body">
      <style:text-properties officeooo:rsid="0062de02" officeooo:paragraph-rsid="0086045d"/>
    </style:style>
    <style:style style:name="P61" style:family="paragraph" style:parent-style-name="Text_20_body">
      <style:text-properties officeooo:rsid="00829ff2" officeooo:paragraph-rsid="00829ff2"/>
    </style:style>
    <style:style style:name="P62" style:family="paragraph" style:parent-style-name="Text_20_body">
      <style:text-properties officeooo:rsid="008317e6" officeooo:paragraph-rsid="008317e6"/>
    </style:style>
    <style:style style:name="P63" style:family="paragraph" style:parent-style-name="Text_20_body">
      <style:text-properties officeooo:paragraph-rsid="00653342"/>
    </style:style>
    <style:style style:name="P64" style:family="paragraph" style:parent-style-name="Text_20_body">
      <style:text-properties officeooo:rsid="0086045d" officeooo:paragraph-rsid="0086045d"/>
    </style:style>
    <style:style style:name="P65" style:family="paragraph" style:parent-style-name="Text_20_body">
      <style:text-properties officeooo:rsid="008afce7" officeooo:paragraph-rsid="008afce7"/>
    </style:style>
    <style:style style:name="P66" style:family="paragraph" style:parent-style-name="Text_20_body">
      <style:text-properties officeooo:rsid="008afce7" officeooo:paragraph-rsid="008c2c37"/>
    </style:style>
    <style:style style:name="P67" style:family="paragraph" style:parent-style-name="Text_20_body">
      <style:text-properties officeooo:rsid="0091bcb0" officeooo:paragraph-rsid="0091bcb0"/>
    </style:style>
    <style:style style:name="P68" style:family="paragraph" style:parent-style-name="Text_20_body">
      <style:text-properties officeooo:rsid="0091bcb0" officeooo:paragraph-rsid="00b233e9"/>
    </style:style>
    <style:style style:name="P69" style:family="paragraph" style:parent-style-name="Text_20_body">
      <style:text-properties officeooo:rsid="0098f74d" officeooo:paragraph-rsid="0098f74d"/>
    </style:style>
    <style:style style:name="P70" style:family="paragraph" style:parent-style-name="Text_20_body">
      <style:text-properties officeooo:rsid="009bd08c" officeooo:paragraph-rsid="009d03f3"/>
    </style:style>
    <style:style style:name="P71" style:family="paragraph" style:parent-style-name="Text_20_body">
      <style:text-properties officeooo:rsid="00a0e011" officeooo:paragraph-rsid="00a0e011"/>
    </style:style>
    <style:style style:name="P72" style:family="paragraph" style:parent-style-name="Text_20_body">
      <style:text-properties officeooo:rsid="00a25a4c" officeooo:paragraph-rsid="00a25a4c"/>
    </style:style>
    <style:style style:name="P73" style:family="paragraph" style:parent-style-name="Text_20_body">
      <style:text-properties officeooo:rsid="00a57ea8" officeooo:paragraph-rsid="00a57ea8"/>
    </style:style>
    <style:style style:name="P74" style:family="paragraph" style:parent-style-name="Text_20_body">
      <style:text-properties officeooo:rsid="00b7b032" officeooo:paragraph-rsid="00b7b032"/>
    </style:style>
    <style:style style:name="P75" style:family="paragraph" style:parent-style-name="Text_20_body">
      <style:text-properties officeooo:rsid="00b85c32" officeooo:paragraph-rsid="00b85c32"/>
    </style:style>
    <style:style style:name="P76" style:family="paragraph" style:parent-style-name="Text_20_body">
      <style:text-properties officeooo:rsid="00bf0f2e" officeooo:paragraph-rsid="00bf0f2e"/>
    </style:style>
    <style:style style:name="P77" style:family="paragraph" style:parent-style-name="Text_20_body">
      <style:text-properties officeooo:rsid="00c2ba05" officeooo:paragraph-rsid="00c2ba05"/>
    </style:style>
    <style:style style:name="P78" style:family="paragraph" style:parent-style-name="Text_20_body">
      <style:text-properties officeooo:rsid="00c2ba05" officeooo:paragraph-rsid="00c2ba05" fo:background-color="#ffff00"/>
    </style:style>
    <style:style style:name="P79" style:family="paragraph" style:parent-style-name="Text_20_body">
      <style:text-properties officeooo:rsid="00c6e0d4" officeooo:paragraph-rsid="00c6e0d4" fo:background-color="#ffff00"/>
    </style:style>
    <style:style style:name="P80" style:family="paragraph" style:parent-style-name="Text_20_body">
      <style:text-properties officeooo:rsid="00c73364" officeooo:paragraph-rsid="00c73364" fo:background-color="#ffff00"/>
    </style:style>
    <style:style style:name="P81" style:family="paragraph" style:parent-style-name="Text_20_body">
      <style:text-properties officeooo:rsid="00c6e0d4" officeooo:paragraph-rsid="00c6e0d4"/>
    </style:style>
    <style:style style:name="P82" style:family="paragraph" style:parent-style-name="Text_20_body">
      <style:text-properties officeooo:rsid="00c6e0d4" officeooo:paragraph-rsid="00c8541b"/>
    </style:style>
    <style:style style:name="P83" style:family="paragraph" style:parent-style-name="Text_20_body">
      <style:text-properties officeooo:rsid="00b8e128" officeooo:paragraph-rsid="00cafc33"/>
    </style:style>
    <style:style style:name="P84" style:family="paragraph" style:parent-style-name="Text_20_body">
      <style:text-properties officeooo:rsid="00c8541b" officeooo:paragraph-rsid="00c8541b"/>
    </style:style>
    <style:style style:name="P85" style:family="paragraph" style:parent-style-name="Text_20_body">
      <style:text-properties officeooo:rsid="00bc45f6" officeooo:paragraph-rsid="00cafc33"/>
    </style:style>
    <style:style style:name="P86" style:family="paragraph" style:parent-style-name="Text_20_body">
      <style:paragraph-properties fo:text-align="justify" style:justify-single-word="false"/>
      <style:text-properties officeooo:rsid="00d31dd5" officeooo:paragraph-rsid="00d31dd5"/>
    </style:style>
    <style:style style:name="P87" style:family="paragraph" style:parent-style-name="Text_20_body">
      <style:paragraph-properties fo:text-align="justify" style:justify-single-word="false"/>
      <style:text-properties officeooo:rsid="00d3d437" officeooo:paragraph-rsid="00d3d437"/>
    </style:style>
    <style:style style:name="P88" style:family="paragraph" style:parent-style-name="Text_20_body">
      <style:paragraph-properties fo:text-align="justify" style:justify-single-word="false"/>
      <style:text-properties officeooo:rsid="00e29fcc" officeooo:paragraph-rsid="00e29fcc"/>
    </style:style>
    <style:style style:name="P89" style:family="paragraph" style:parent-style-name="Text_20_body">
      <style:text-properties officeooo:rsid="00e306d8" officeooo:paragraph-rsid="00e306d8"/>
    </style:style>
    <style:style style:name="P90" style:family="paragraph" style:parent-style-name="Text_20_body">
      <style:paragraph-properties fo:text-align="justify" style:justify-single-word="false"/>
      <style:text-properties officeooo:rsid="00fe0e97" officeooo:paragraph-rsid="00fe0e97"/>
    </style:style>
    <style:style style:name="P91" style:family="paragraph" style:parent-style-name="Text_20_body">
      <style:paragraph-properties fo:text-align="justify" style:justify-single-word="false"/>
      <style:text-properties officeooo:rsid="00ff30b8" officeooo:paragraph-rsid="00ff30b8"/>
    </style:style>
    <style:style style:name="P92"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93"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94" style:family="paragraph" style:parent-style-name="Text_20_body">
      <style:paragraph-properties fo:text-align="justify" style:justify-single-word="false"/>
      <style:text-properties fo:font-style="normal" officeooo:rsid="00f8f803" officeooo:paragraph-rsid="00f8f803" fo:background-color="transparent" style:font-style-asian="normal" style:font-style-complex="normal"/>
    </style:style>
    <style:style style:name="P95"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96"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97" style:family="paragraph" style:parent-style-name="Text_20_body">
      <style:paragraph-properties fo:text-align="justify" style:justify-single-word="false"/>
      <style:text-properties fo:font-style="normal" officeooo:rsid="00f57ed6" officeooo:paragraph-rsid="00f8f803" fo:background-color="transparent" style:font-style-asian="normal" style:font-style-complex="normal"/>
    </style:style>
    <style:style style:name="P98" style:family="paragraph" style:parent-style-name="Text_20_body">
      <style:paragraph-properties fo:text-align="justify" style:justify-single-word="false"/>
      <style:text-properties fo:font-style="normal" officeooo:rsid="01058160" officeooo:paragraph-rsid="01058160" fo:background-color="transparent" style:font-style-asian="normal" style:font-style-complex="normal"/>
    </style:style>
    <style:style style:name="P99"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100" style:family="paragraph" style:parent-style-name="Heading_20_1">
      <style:paragraph-properties fo:text-align="center" style:justify-single-word="false"/>
    </style:style>
    <style:style style:name="P101"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052bd42"/>
    </style:style>
    <style:style style:name="T30" style:family="text">
      <style:text-properties officeooo:rsid="0054b361"/>
    </style:style>
    <style:style style:name="T31" style:family="text">
      <style:text-properties officeooo:rsid="0056a3ca"/>
    </style:style>
    <style:style style:name="T32" style:family="text">
      <style:text-properties officeooo:rsid="00598937"/>
    </style:style>
    <style:style style:name="T33" style:family="text">
      <style:text-properties officeooo:rsid="005ae49b"/>
    </style:style>
    <style:style style:name="T34" style:family="text">
      <style:text-properties officeooo:rsid="005bfeb6"/>
    </style:style>
    <style:style style:name="T35" style:family="text">
      <style:text-properties officeooo:rsid="00653342"/>
    </style:style>
    <style:style style:name="T36" style:family="text">
      <style:text-properties officeooo:rsid="006857aa"/>
    </style:style>
    <style:style style:name="T37" style:family="text">
      <style:text-properties officeooo:rsid="006d2b09"/>
    </style:style>
    <style:style style:name="T38" style:family="text">
      <style:text-properties officeooo:rsid="00717ade"/>
    </style:style>
    <style:style style:name="T39" style:family="text">
      <style:text-properties officeooo:rsid="0079400a"/>
    </style:style>
    <style:style style:name="T40" style:family="text">
      <style:text-properties officeooo:rsid="007c05f1"/>
    </style:style>
    <style:style style:name="T41" style:family="text">
      <style:text-properties officeooo:rsid="007c26ed"/>
    </style:style>
    <style:style style:name="T42" style:family="text">
      <style:text-properties officeooo:rsid="007ccc0b"/>
    </style:style>
    <style:style style:name="T43" style:family="text">
      <style:text-properties officeooo:rsid="007f2b0b"/>
    </style:style>
    <style:style style:name="T44" style:family="text">
      <style:text-properties officeooo:rsid="007f353c"/>
    </style:style>
    <style:style style:name="T45" style:family="text">
      <style:text-properties officeooo:rsid="0084a4bf"/>
    </style:style>
    <style:style style:name="T46" style:family="text">
      <style:text-properties officeooo:rsid="0086045d"/>
    </style:style>
    <style:style style:name="T47" style:family="text">
      <style:text-properties officeooo:rsid="00868259"/>
    </style:style>
    <style:style style:name="T48" style:family="text">
      <style:text-properties officeooo:rsid="0086ecfb"/>
    </style:style>
    <style:style style:name="T49" style:family="text">
      <style:text-properties officeooo:rsid="008b7b1f"/>
    </style:style>
    <style:style style:name="T50" style:family="text">
      <style:text-properties officeooo:rsid="0091bcb0"/>
    </style:style>
    <style:style style:name="T51" style:family="text">
      <style:text-properties officeooo:rsid="0092afc6"/>
    </style:style>
    <style:style style:name="T52" style:family="text">
      <style:text-properties officeooo:rsid="00957c6e"/>
    </style:style>
    <style:style style:name="T53" style:family="text">
      <style:text-properties officeooo:rsid="0099e211"/>
    </style:style>
    <style:style style:name="T54" style:family="text">
      <style:text-properties officeooo:rsid="009d03f3"/>
    </style:style>
    <style:style style:name="T55" style:family="text">
      <style:text-properties officeooo:rsid="00a0e011"/>
    </style:style>
    <style:style style:name="T56" style:family="text">
      <style:text-properties officeooo:rsid="00a11756"/>
    </style:style>
    <style:style style:name="T57" style:family="text">
      <style:text-properties officeooo:rsid="00a197f4"/>
    </style:style>
    <style:style style:name="T58" style:family="text">
      <style:text-properties officeooo:rsid="00a333da"/>
    </style:style>
    <style:style style:name="T59" style:family="text">
      <style:text-properties officeooo:rsid="00a4987e"/>
    </style:style>
    <style:style style:name="T60" style:family="text">
      <style:text-properties officeooo:rsid="00a4f31b"/>
    </style:style>
    <style:style style:name="T61" style:family="text">
      <style:text-properties officeooo:rsid="00a57ea8"/>
    </style:style>
    <style:style style:name="T62" style:family="text">
      <style:text-properties officeooo:rsid="00a8d305"/>
    </style:style>
    <style:style style:name="T63" style:family="text">
      <style:text-properties officeooo:rsid="00b50685"/>
    </style:style>
    <style:style style:name="T64" style:family="text">
      <style:text-properties officeooo:rsid="00b7b032"/>
    </style:style>
    <style:style style:name="T65" style:family="text">
      <style:text-properties officeooo:rsid="00b85c32"/>
    </style:style>
    <style:style style:name="T66" style:family="text">
      <style:text-properties officeooo:rsid="00b8e128"/>
    </style:style>
    <style:style style:name="T67" style:family="text">
      <style:text-properties officeooo:rsid="00ba70a2"/>
    </style:style>
    <style:style style:name="T68" style:family="text">
      <style:text-properties officeooo:rsid="00bc45f6"/>
    </style:style>
    <style:style style:name="T69" style:family="text">
      <style:text-properties officeooo:rsid="008afce7"/>
    </style:style>
    <style:style style:name="T70" style:family="text">
      <style:text-properties officeooo:rsid="00c6e0d4"/>
    </style:style>
    <style:style style:name="T71" style:family="text">
      <style:text-properties officeooo:rsid="00c8541b"/>
    </style:style>
    <style:style style:name="T72" style:family="text">
      <style:text-properties officeooo:rsid="00d230b3"/>
    </style:style>
    <style:style style:name="T73" style:family="text">
      <style:text-properties officeooo:rsid="00d31dd5"/>
    </style:style>
    <style:style style:name="T74" style:family="text">
      <style:text-properties officeooo:rsid="00d5d453"/>
    </style:style>
    <style:style style:name="T75" style:family="text">
      <style:text-properties officeooo:rsid="00d77ad5"/>
    </style:style>
    <style:style style:name="T76" style:family="text">
      <style:text-properties officeooo:rsid="00d969b1"/>
    </style:style>
    <style:style style:name="T77" style:family="text">
      <style:text-properties officeooo:rsid="00e5c71e"/>
    </style:style>
    <style:style style:name="T78" style:family="text">
      <style:text-properties officeooo:rsid="00e759d5"/>
    </style:style>
    <style:style style:name="T79" style:family="text">
      <style:text-properties officeooo:rsid="00e958b2"/>
    </style:style>
    <style:style style:name="T80" style:family="text">
      <style:text-properties officeooo:rsid="00eb2d97"/>
    </style:style>
    <style:style style:name="T81" style:family="text">
      <style:text-properties officeooo:rsid="00f57ed6"/>
    </style:style>
    <style:style style:name="T82" style:family="text">
      <style:text-properties officeooo:rsid="00fa007a"/>
    </style:style>
    <style:style style:name="T83" style:family="text">
      <style:text-properties officeooo:rsid="00fb9638"/>
    </style:style>
    <style:style style:name="T84" style:family="text">
      <style:text-properties officeooo:rsid="00fc1573"/>
    </style:style>
    <style:style style:name="T85" style:family="text">
      <style:text-properties officeooo:rsid="00ef5e0c"/>
    </style:style>
    <style:style style:name="T86" style:family="text">
      <style:text-properties officeooo:rsid="00fc92cb"/>
    </style:style>
    <style:style style:name="T87" style:family="text">
      <style:text-properties officeooo:rsid="01024890"/>
    </style:style>
    <style:style style:name="T88" style:family="text">
      <style:text-properties officeooo:rsid="0104de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Семь вечностей</text:h>
      <text:p text:style-name="P1"/>
      <text:h text:style-name="P101" text:outline-level="2">I</text:h>
      <text:p text:style-name="P12">- <text:span text:style-name="T6">А-А-А-А-А-А-А-А!!!</text:span></text:p>
      <text:p text:style-name="P12"/>
      <text:p text:style-name="P14">Небеса выплюнули из себя нечто истошно кричащее, <text:span text:style-name="T75">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0">(события Обмена)</text:p>
      <text:p text:style-name="P13">…</text:p>
      <text:p text:style-name="P17">Четыре года спустя…</text:p>
      <text:p text:style-name="P21">…</text:p>
      <text:p text:style-name="P22">И вот ты мчишь <text:span text:style-name="T76">вниз </text:span>по <text:span text:style-name="T84">винтовой </text:span>лестнице, перепрыгивая ч<text:span text:style-name="T77">е</text:span>рез две ступеньки! Чокнутые пони <text:span text:style-name="T76">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3"/>
      <text:p text:style-name="P26">(Краткий пересказ Обмена) </text:p>
      <text:p text:style-name="P31"/>
      <text:p text:style-name="P33">В <text:span text:style-name="T84">узком </text:span>окне <text:span text:style-name="T84">башни показался шпиль</text:span> <text:span text:style-name="T79">городской </text:span>ратуш<text:span text:style-name="T77">и</text:span>. <text:span text:style-name="T77">Я мельком глянул на башенные часы.</text:span></text:p>
      <text:p text:style-name="P34">Проклятье! Без пяти два! <text:span text:style-name="T78">Надо ускориться!</text:span></text:p>
      <text:p text:style-name="P34"/>
      <text:p text:style-name="P44">Сворачиваю с винтовой лестницы в боковой <text:span text:style-name="T86">проём</text:span> открыт<text:span text:style-name="T84">ой</text:span> галере<text:span text:style-name="T86">и</text:span>.</text:p>
      <text:p text:style-name="P34"/>
      <text:p text:style-name="P38">В далёком мире моей предыдущей жизни, воспоминания о которой уже начали покрываться пылью, я ходил в бассейн на заняти<text:span text:style-name="T83">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92"/>
      <text:p text:style-name="P45"><text:span text:style-name="T85">Б</text:span>ыстрым бегом достигаю середины мостика, одновременно доставая моток верёвки из-за пазухи.</text:p>
      <text:p text:style-name="P92"/>
      <text:p text:style-name="P39">Вот и здесь, во дворце, после недолгого периода освоения, я проложил множество путей, альтернативных официальным <text:span text:style-name="T81">маршрутам</text:span> и красиво обустроеным дорожкам.</text:p>
      <text:p text:style-name="P93">Легче всего было с <text:span text:style-name="T82">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узкой галерее в соседнюю башню Селестии, спуститься там на уровень вниз и вернуться по такой же галерее обратно?</text:span></text:p>
      <text:p text:style-name="P93"/>
      <text:p text:style-name="P99">Перекидываю верёвку через <text:span text:style-name="T87">поручень, крепко хватаю оба конца и перешагиваю через ограждение.</text:span></text:p>
      <text:p text:style-name="P95"/>
      <text:p text:style-name="P96">Ну да, синяя параноичка пыталась объяснить <text:span text:style-name="T88">остутствие сквозного прохода в башне </text:span>“соображени<text:span text:style-name="T88">ями</text:span> фортификации”, но ….. . <text:span text:style-name="T88">С башней-то Селестии было всё в порядке!</text:span></text:p>
      <text:p text:style-name="P40"/>
      <text:p text:style-name="P40">…</text:p>
      <text:p text:style-name="P40"/>
      <text:p text:style-name="P98">Кстати, к </text:p>
      <text:p text:style-name="P97"/>
      <text:p text:style-name="P38"/>
      <text:p text:style-name="P38"/>
      <text:p text:style-name="P37">&lt;<text:span text:style-name="T21">Ускорение</text:span>&gt;</text:p>
      <text:p text:style-name="P35"><text:soft-page-break/>Свернув в боковой проход, я выскочил на ажурный мостик между башнями. Добежав до середины, я перегнулся через ограду. Этот и соседний мостик соединяла гирлянда разноцветных флажков, символизирующих провинции Эквестрии. <text:s/>Ухватившись за канат покрепче, <text:span text:style-name="T80">я сбросил петлю со столбика.</text:span></text:p>
      <text:p text:style-name="P35"/>
      <text:p text:style-name="P35">-<text:span text:style-name="T80">Ю-ху-у-у!!!. Ааргх!</text:span> </text:p>
      <text:p text:style-name="P35"/>
      <text:p text:style-name="P36">Фокус не удался. </text:p>
      <text:p text:style-name="P32"/>
      <text:p text:style-name="P25"/>
      <text:p text:style-name="P25">...</text:p>
      <text:p text:style-name="P25"><text:span text:style-name="T72">Три дня из д</text:span>ворцов<text:span text:style-name="T72">ой</text:span> жизн<text:span text:style-name="T72">и</text:span> Анона со всеми нюансами и регалиями - <text:span text:style-name="T72">юмор</text:span>. Сел загружена делами по горло и очень уставшая.</text:p>
      <text:p text:style-name="P27"/>
      <text:p text:style-name="P27">День первый: </text:p>
      <text:p text:style-name="P28">Приём миссии минотавров, разбор пограничного конфликта (Анон – помогает Сел в качестве советника по делам двуногих)</text:p>
      <text:p text:style-name="P28"/>
      <text:p text:style-name="P28"/>
      <text:p text:style-name="P28">День второй – разбор внутренних дел (нападение параспрайтов на урожай под Аппалузой, таможенные тёрки с Кристальной империей (конфедеративный округ в составе Эквевстрии), Эквестрийский атомный проект. Анон помогает Сел в качестве экономического и научного советника</text:p>
      <text:p text:style-name="P28"/>
      <text:p text:style-name="P28">День третий – путч лордов-сторонников плоской Эквестрии (Селестии стараются отрубить голову). Анон поражён ихней беспринципностью и неблагодарностью. Селестия всех милует.</text:p>
      <text:p text:style-name="P29">Селестия бесконечно счас<text:span text:style-name="T74">т</text:span>лива, что у неё есть 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29">Сел, меня волнует состояние наших отношений в последнее время, - начал я издалека.</text:span></text:p>
      <text:p text:style-name="P19">- <text:span text:style-name="T29">Да? - пробормотала аликорница не открывая глаз.</text:span></text:p>
      <text:p text:style-name="P20"/>
      <text:p text:style-name="P20">Тут что-то не так, Анон!</text:p>
      <text:p text:style-name="P20"><text:soft-page-break/></text:p>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43">(Сел <text:span text:style-name="T30">признаётся</text:span>, что устаёт ещё и от того, что беременна. Анон в шоке. <text:span text:style-name="T31">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43"/>
      <text:h text:style-name="P101" text:outline-level="2">II</text:h>
      <text:p text:style-name="P90">&lt;Селестия расслабляется, счастливые дни&gt;</text:p>
      <text:h text:style-name="P101" text:outline-level="2">III</text:h>
      <text:p text:style-name="P91">&lt;Отправка Анона на Луну с ЛУной&gt;</text:p>
      <text:h text:style-name="P101" text:outline-level="2">IV</text:h>
      <text:p text:style-name="P7"/>
      <text:h text:style-name="P101" text:outline-level="2">V</text:h>
      <text:p text:style-name="P7"/>
      <text:h text:style-name="P101" text:outline-level="2">VI</text:h>
      <text:p text:style-name="P1"/>
      <text:h text:style-name="P101" text:outline-level="2">VII</text:h>
      <text:p text:style-name="P1"/>
      <text:p text:style-name="Text_20_body">Mike Oldfield - In the beginning &amp; Let there be light</text:p>
      <text:p text:style-name="P88"><text:a xlink:type="simple" xlink:href="https://www.youtube.com/watch?v=p9BoEuwuzIk" text:style-name="Internet_20_link" text:visited-style-name="Visited_20_Internet_20_Link">https://www.youtube.com/watch?v=p9BoEuwuzIk</text:a><text:line-break/></text:p>
      <text:p text:style-name="P49">Двенадцать жеребят под присмотром <text:span text:style-name="T36">учительницы</text:span> <text:span text:style-name="T33">скучали в фойе</text:span>. Экскурсовод – <text:span text:style-name="T32">высокая сухопарая кобыла-единорог в твидовом жакете c собранной в строгую буклю гривой – строго обращалась к воспитательнице.</text:span></text:p>
      <text:p text:style-name="P49"><text:soft-page-break/>- <text:span text:style-name="T32">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49">- <text:span text:style-name="T34">Да-да, они у меня воспитанные, - вымученно улыбнулась кобыла-земнопони, задней ногой отодвинув жеребёнка от гипсового бюста.</text:span></text:p>
      <text:p text:style-name="P49">- <text:span text:style-name="T39">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9">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54"/>
      <text:p text:style-name="P52">Стайка пони <text:span text:style-name="T37">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52"/>
      <text:p text:style-name="P53">- <text:span text:style-name="T37">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53"/>
      <text:p text:style-name="P49">…</text:p>
      <text:p text:style-name="P49"/>
      <text:p text:style-name="P59">- И финальная часть нашей экспозиции, - <text:span text:style-name="T35">экскурсовод тряхнула копытом в сторону одинокой скульптуры, под которую был выделен целый зал.</text:span></text:p>
      <text:p text:style-name="P62"/>
      <text:p text:style-name="P62">Скульптура знавала и лучшие времена: <text:span text:style-name="T45">на припавшей к полу фигуре было </text:span>множество выщербин и царапин, одно крыло отломано, второе покрыто сетью трещин, часть хвоста остуств<text:span text:style-name="T62">овала</text:span>, голов<text:span text:style-name="T62">у</text:span> с <text:soft-page-break/>отбитым ухом венча<text:span text:style-name="T62">л</text:span> облом<text:span text:style-name="T62">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7">замирало</text:span> от осознания того, какой она могла бы быть до повреждений.</text:p>
      <text:p text:style-name="P62"/>
      <text:p text:style-name="P60"><text:span text:style-name="T35">- </text:span>Многие считают, что эта статуя – всё, что осталось от легендарной правительницы древней Эквестрии, принцессы Селестии. <text:span text:style-name="T46">По завершающей легенде селестианского цикла она сразилась с </text:span><text:span text:style-name="T24">Горгоном</text:span><text:span text:style-name="T46"> за право властвовать над всем Эквусом и они сразили друг друга после недели битвы.</text:span></text:p>
      <text:p text:style-name="P64">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57"/>
      <text:p text:style-name="P57">- <text:span text:style-name="T41">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57">- <text:span text:style-name="T43">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57">- <text:span text:style-name="T44">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58"/>
      <text:p text:style-name="P61">Его взрослые товарищи фейсхуфнули. <text:span text:style-name="T40">Экскурсовод поправила очки и окинула взором присмиревшую аудиторию.</text:span></text:p>
      <text:p text:style-name="P80">&lt;Побольше про Вьюва, развернуть&gt;</text:p>
      <text:p text:style-name="P56"/>
      <text:p text:style-name="P56">- <text:span text:style-name="T42">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2">Селестии </text:span>на <text:span text:style-name="T43">престоле</text:span> Эквестрии. <text:span text:style-name="T42">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56"/>
      <text:p text:style-name="Text_20_body">- <text:span text:style-name="T35">А вы сами как считаете? - перебила экскурсовода </text:span><text:span text:style-name="T25">Индиго</text:span><text:span text:style-name="T35">. - Это принцесса Селестия, или работа этого… как его… Эйр Мурпла?</text:span></text:p>
      <text:p text:style-name="P51"/>
      <text:p text:style-name="P51">Экскурсовод посмотрела на жеребёнка поверх очков и слабо улыбнулась.</text:p>
      <text:p text:style-name="P51"/>
      <text:p text:style-name="P51"><text:soft-page-break/>- <text:span text:style-name="T46">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63"/>
      <text:p text:style-name="P50">- <text:span text:style-name="T40">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50">- <text:span text:style-name="T38">Дасти Нупс, веди себя прилично! - шикнула на него учительница, - немедленно вернисть в группу!</text:span></text:p>
      <text:p text:style-name="P50">- <text:span text:style-name="T38">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50">- <text:span text:style-name="T48">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55"/>
      <text:p text:style-name="P55">&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55"/>
      <text:p text:style-name="P65">Я подошёл к статуе.</text:p>
      <text:p text:style-name="P65"/>
      <text:p text:style-name="P65">- Сел…</text:p>
      <text:p text:style-name="P65"/>
      <text:p text:style-name="P65">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78">&lt;Развернуть боль Анона от осознания потери&gt;</text:p>
      <text:p text:style-name="P65"/>
      <text:p text:style-name="P65">- Ты же обещала дождаться меня…</text:p>
      <text:p text:style-name="P66"/>
      <text:p text:style-name="P76">Я поцеловал холодные губы статуи и <text:span text:style-name="T69">вышел на балкон. </text:span>П<text:span text:style-name="T69">ерегну</text:span>вшись<text:span text:style-name="T69"> через перила, </text:span>посмотрел вниз<text:span text:style-name="T69">.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78">&lt;развернуть страдания Анона&gt;</text:p>
      <text:p text:style-name="P77"><text:soft-page-break/></text:p>
      <text:p text:style-name="P67">Меня накрыла тень.</text:p>
      <text:p text:style-name="P67"/>
      <text:p text:style-name="P65">- Я обещала <text:span text:style-name="T49">тебя дождаться </text:span>и я выполнила своё о<text:span text:style-name="T49">б</text:span>ещание, мой маленький человек, - Селестия опустила голову мне на плечо.</text:p>
      <text:p text:style-name="P65">- <text:span text:style-name="T50">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68">Селестия в ответ прижала меня к себе крылом. <text:span text:style-name="T27">Одним</text:span><text:span text:style-name="T52">.</text:span></text:p>
      <text:p text:style-name="P67"/>
      <text:p text:style-name="P65">- <text:span text:style-name="T50">Ну же, Анон, не стоит так переживать, я же сказала, что буду ждать. Когда я тебя обманывала?</text:span></text:p>
      <text:p text:style-name="P65">- <text:span text:style-name="T51">Ты… Ты… Глупая ты лошадь… - бормотал я, крепче вжимаясь лицом в белоснежную шею.</text:span></text:p>
      <text:p text:style-name="P69">Аликорница только вздыхала.</text:p>
      <text:p text:style-name="P69"/>
      <text:p text:style-name="P69">Наконец я отпрянул от неё и вытер ладонью слёзы. <text:span text:style-name="T53">И снова перехватило дыхание – от ужаса.</text:span></text:p>
      <text:p text:style-name="P69">- <text:span text:style-name="T53">Сел!!!</text:span></text:p>
      <text:p text:style-name="P69">- <text:span text:style-name="T53">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69"/>
      <text:p text:style-name="P70">Аликорница недовольно сморщила нос. <text:span text:style-name="T54">Я оцепенело рассматривал сломанный рог, обломок кости вместо крыла и многочисленные рваные раны, покрывавшие тело Селестии.</text:span></text:p>
      <text:p text:style-name="P70"/>
      <text:p text:style-name="P70">- <text:span text:style-name="T54">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70">- <text:span text:style-name="T55">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71"/>
      <text:p text:style-name="P71">Жакет упал на пол, освободив пару крыльев. К нему же отправились и очки <text:span text:style-name="T56">с зажимом для волос</text:span>. <text:span text:style-name="T58">Освобождённая грива развернулась вокруг тёмной аликорницы пышным ореолом. Луна подошла к Селестии вплотную, нос к носу.</text:span></text:p>
      <text:p text:style-name="P71"/>
      <text:p text:style-name="P71">- <text:span text:style-name="T57">Мы рады, что ты вернулась.</text:span></text:p>
      <text:p text:style-name="P71"><text:soft-page-break/></text:p>
      <text:p text:style-name="P72">Коротко кивнув <text:span text:style-name="T59">и </text:span>мне, Луна отвернулась. За сухостью приветствия от меня не ускользнул быстрый жест крылом, как будто смахивающий пылинку с глаза.</text:p>
      <text:p text:style-name="P55"/>
      <text:p text:style-name="P55">…</text:p>
      <text:p text:style-name="P55"/>
      <text:p text:style-name="P55">- <text:span text:style-name="T60">ЛУНА! - Селестия притянула сестру к себе, заключив в объятиях. - Я не надеялась увидеть тебя живой!</text:span></text:p>
      <text:p text:style-name="P55">- <text:span text:style-name="T61">Сестрица, право же, оставь эти нежности! Подумаешь – не виделись </text:span><text:span text:style-name="T23">десять тысяч </text:span><text:span text:style-name="T61">лет, всего-то! - пробормотала Луна и обняла, в свою очередь, Селестию.</text:span></text:p>
      <text:p text:style-name="P73">- И кто бы говорил мне о надежде… Мне, тысячи лет присматривающей за статуей, в которую превратилась моя бесталанная сестра!..</text:p>
      <text:p text:style-name="P73">- Я так скучала! Я так переживала!</text:p>
      <text:p text:style-name="P73">- Я пыталась найти способ расколдовать тебя. Увы, заклятие ещё более сильное, чем то, что сослало меня на Луну когда-то…</text:p>
      <text:p text:style-name="P73"/>
      <text:p text:style-name="P73">Я смотрел на воркующих сестёр и сердце моё оттаивало. <text:span text:style-name="T63">Всё плохое, что могло произойти, осталось в прошлом и сейчас творилось только хорошее.</text:span></text:p>
      <text:p text:style-name="P73"/>
      <text:p text:style-name="P73">- <text:span text:style-name="T64">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73">- <text:span text:style-name="T64">Твоя правда, Сестра, - согласилась с ней Луна. - Я хотела сказать тебе позже, но ты сама всё поняла.</text:span></text:p>
      <text:p text:style-name="P74"/>
      <text:p text:style-name="P74">Старшая аликорница посмотрела на младшую и обе согласно кивнули.</text:p>
      <text:p text:style-name="P74"/>
      <text:p text:style-name="P74">- Анон, мы хотели бы вернуться. - Селестия с тревогой смотрела на меня. - Пойдёшь ли ты с нами?</text:p>
      <text:p text:style-name="P74">- Вернуться? Куда?</text:p>
      <text:p text:style-name="P74">- В наш изначальный мир, откуда мы пришли в Эквус. Нам нужно отдохнуть. Многотысячелетнее правление утомляет…</text:p>
      <text:p text:style-name="P74">- А потом?</text:p>
      <text:p text:style-name="P74">- Потом? Кто знает? Быть может, безмятежная тихая жизнь в уютном доме, быть может, новые миры и новые вызовы… Ты пойдёшь с нами?</text:p>
      <text:p text:style-name="P74"/>
      <text:p text:style-name="P89">Я посмотрел на небо, на облака, на солнце и улыбнулся.</text:p>
      <text:p text:style-name="P89"/>
      <text:p text:style-name="P74"><text:soft-page-break/>-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74">- Правильное решение, - кивнула Луна. - Мы рады. Как нам ни стыдно признаваться, но Мы привыкли к твоему присутствию и Нам не хватало бы твоих <text:span text:style-name="T65">тупых шуток</text:span>. </text:p>
      <text:p text:style-name="P73"/>
      <text:p text:style-name="P75">Я рассмеялся. Всё стало на свои места, как в старые добрые времена.</text:p>
      <text:p text:style-name="P75">- Тогда помчали?</text:p>
      <text:p text:style-name="P75">- Да. - Селестия повернулась к Луне. - Как в тот раз, после битвы у <text:span text:style-name="T66">Х</text:span>олодной скалы?</text:p>
      <text:p text:style-name="P75">- Да. По другому ты сейчас не сможешь.</text:p>
      <text:p text:style-name="P75"/>
      <text:p text:style-name="P75">Луна подошла вплотную к Селестии со стороны отсутствующего крыла, бок к боку, <text:span text:style-name="T66">и крепко обняла раненую аликорницу крылом.</text:span></text:p>
      <text:p text:style-name="P75">- <text:span text:style-name="T70">Проверим силы. Раз. Два. Три! - Луна взмахнула свободным крылом.</text:span></text:p>
      <text:p text:style-name="P8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79">&lt;расписать тренировку – с виражами, кульбитами и пике&gt;</text:p>
      <text:p text:style-name="P81"/>
      <text:p text:style-name="P81">Наконец, тандем приземлился.</text:p>
      <text:p text:style-name="P75"/>
      <text:p text:style-name="P75">- <text:span text:style-name="T66">Анон, - обратилась ко мне Селестия, - Хотела бы я нести тебя сейчас… Увы – раны не позволят. Садись на Луну, пожалуйста…</text:span></text:p>
      <text:p text:style-name="P82">Луна <text:span text:style-name="T71">повернулась ко мне и нахмурилась</text:span>. <text:span text:style-name="T71">Я замялся, как школьник перед придирчивой учительницей. </text:span></text:p>
      <text:p text:style-name="P82"/>
      <text:p text:style-name="P84">Честное слово, Сел могла бы придумать что-нибудь получше, чем ездить на этой фурии, Анон!</text:p>
      <text:p text:style-name="P82"/>
      <text:p text:style-name="P82"><text:span text:style-name="T71">Внезапно </text:span>строгую морду осветила улыбка и <text:span text:style-name="T71">бирюзовый глаз подмигнул мне.</text:span></text:p>
      <text:p text:style-name="P82"/>
      <text:p text:style-name="P82">- <text:span text:style-name="T71">Ты всё ещё боишься нас, Анон. Это после стольких-то лет знакомства. Это забавляет. Садись!</text:span></text:p>
      <text:p text:style-name="P82"/>
      <text:p text:style-name="P75">…</text:p>
      <text:p text:style-name="P75"/>
      <text:p text:style-name="P83">Мистик Вьюв – х<text:span text:style-name="T68">л</text:span>аб<text:span text:style-name="T68">л</text:span>ый! Мистик Вьюв не убе<text:span text:style-name="T68">з</text:span>ал, как <text:span text:style-name="T68">длугие</text:span>, <text:span text:style-name="T68">от</text:span> <text:span text:style-name="T68">стласного </text:span>Анон<text:span text:style-name="T68">а</text:span>! Мистик В<text:span text:style-name="T67">ь</text:span>юв <text:span text:style-name="T68">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85">Далеко-далеко в небо!</text:p>
      <text:p text:style-name="P75"><text:soft-page-break/></text:p>
      <text:p text:style-name="P75"/>
      <text:p text:style-name="P73"/>
      <text:p text:style-name="P48">===============================================================================</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47">…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46">...</text:p>
      <text:p text:style-name="P42">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41">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text:span><text:soft-page-break/><text:span text:style-name="T1">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86"/>
      <text:p text:style-name="P86">===================================</text:p>
      <text:p text:style-name="P87">Сел одно время становится наркоманкой</text:p>
      <text:p text:style-name="P87"><text:line-break/><text:line-break/></text:p>
      <text:p text:style-name="P8"><text:span text:style-name="T7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text:soft-page-break/>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text:soft-page-break/>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text:soft-page-break/>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7-17T01:46:58.808622229</dc:date>
    <meta:editing-duration>P6DT1H23M49S</meta:editing-duration>
    <meta:editing-cycles>185</meta:editing-cycles>
    <meta:generator>LibreOffice/5.1.6.2$Linux_X86_64 LibreOffice_project/10m0$Build-2</meta:generator>
    <meta:document-statistic meta:table-count="0" meta:image-count="0" meta:object-count="0" meta:page-count="15" meta:paragraph-count="171" meta:word-count="4628" meta:character-count="31228" meta:non-whitespace-character-count="26683"/>
  </office:meta>
</office:document-meta>
</file>